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fo:font-size="10pt" style:text-underline-style="none" fo:font-weight="normal" officeooo:rsid="00077f73" officeooo:paragraph-rsid="00077f73"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paragraph-rsid="00077f73" style:font-size-asian="16pt" style:font-weight-asian="bold" style:font-size-complex="16pt" style:font-weight-complex="bold"/>
    </style:style>
    <style:style style:name="P3" style:family="paragraph" style:parent-style-name="Standard">
      <style:paragraph-properties fo:margin-top="0.0398in" fo:margin-bottom="0.0398in" style:contextual-spacing="false" fo:line-height="150%" fo:text-align="center" style:justify-single-word="false"/>
      <style:text-properties fo:font-weight="bold" officeooo:paragraph-rsid="00077f73" style:font-weight-asian="bold" style:font-weight-complex="bold"/>
    </style:style>
    <style:style style:name="P4" style:family="paragraph" style:parent-style-name="Standard">
      <style:paragraph-properties fo:text-align="center" style:justify-single-word="false"/>
      <style:text-properties fo:font-weight="bold" officeooo:rsid="00077f73" officeooo:paragraph-rsid="00077f73" style:font-weight-asian="bold" style:font-weight-complex="bold"/>
    </style:style>
    <style:style style:name="P5" style:family="paragraph" style:parent-style-name="Standard">
      <style:paragraph-properties fo:text-align="center" style:justify-single-word="false"/>
      <style:text-properties fo:font-weight="bold" officeooo:rsid="00077f73" officeooo:paragraph-rsid="000ab431"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077f73"/>
    </style:style>
    <style:style style:name="P9" style:family="paragraph" style:parent-style-name="Standard">
      <style:paragraph-properties fo:text-align="justify" style:justify-single-word="false"/>
      <style:text-properties officeooo:paragraph-rsid="000db807"/>
    </style:style>
    <style:style style:name="P10" style:family="paragraph" style:parent-style-name="Standard">
      <style:paragraph-properties fo:text-align="justify" style:justify-single-word="false"/>
      <style:text-properties officeooo:rsid="00077f73" officeooo:paragraph-rsid="00077f73"/>
    </style:style>
    <style:style style:name="P11" style:family="paragraph" style:parent-style-name="Standard">
      <style:paragraph-properties fo:text-align="justify" style:justify-single-word="false"/>
      <style:text-properties fo:font-size="12pt" fo:font-weight="bold" officeooo:rsid="00077f73" officeooo:paragraph-rsid="00077f73"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size="12pt" fo:font-weight="bold" officeooo:rsid="00077f73" officeooo:paragraph-rsid="00077f73" style:font-size-asian="12pt" style:font-weight-asian="bold" style:font-size-complex="12pt" style:font-weight-complex="bold"/>
    </style:style>
    <style:style style:name="P13" style:family="paragraph" style:parent-style-name="Standard">
      <style:paragraph-properties fo:text-align="justify" style:justify-single-word="false"/>
      <style:text-properties officeooo:rsid="000ab431" officeooo:paragraph-rsid="000ab431"/>
    </style:style>
    <style:style style:name="P14" style:family="paragraph" style:parent-style-name="Standard">
      <style:paragraph-properties fo:text-align="center" style:justify-single-word="false"/>
      <style:text-properties fo:font-weight="bold" officeooo:rsid="00077f73" officeooo:paragraph-rsid="00077f73" style:font-weight-asian="bold" style:font-weight-complex="bold"/>
    </style:style>
    <style:style style:name="P15" style:family="paragraph" style:parent-style-name="Standard">
      <style:paragraph-properties fo:text-align="center" style:justify-single-word="false" fo:break-before="page"/>
      <style:text-properties fo:font-weight="bold" officeooo:rsid="00077f73" officeooo:paragraph-rsid="00077f73" style:font-weight-asian="bold" style:font-weight-complex="bold"/>
    </style:style>
    <style:style style:name="P16" style:family="paragraph" style:parent-style-name="Standard" style:list-style-name="L1">
      <style:paragraph-properties fo:text-align="start" style:justify-single-word="false"/>
      <style:text-properties officeooo:rsid="00077f73" officeooo:paragraph-rsid="00077f73"/>
    </style:style>
    <style:style style:name="P17" style:family="paragraph" style:parent-style-name="Standard" style:list-style-name="L2">
      <style:paragraph-properties fo:text-align="justify" style:justify-single-word="false"/>
      <style:text-properties officeooo:rsid="00077f73" officeooo:paragraph-rsid="000ab431"/>
    </style:style>
    <style:style style:name="P18" style:family="paragraph" style:parent-style-name="Standard" style:list-style-name="L1">
      <style:paragraph-properties fo:text-align="start" style:justify-single-word="false"/>
      <style:text-properties officeooo:paragraph-rsid="00077f73"/>
    </style:style>
    <style:style style:name="P19" style:family="paragraph" style:parent-style-name="Standard" style:list-style-name="L2">
      <style:paragraph-properties fo:text-align="justify" style:justify-single-word="false"/>
      <style:text-properties officeooo:paragraph-rsid="00077f73"/>
    </style:style>
    <style:style style:name="P20" style:family="paragraph" style:parent-style-name="Standard" style:list-style-name="L2">
      <style:paragraph-properties fo:text-align="justify" style:justify-single-word="false"/>
    </style:style>
    <style:style style:name="P21" style:family="paragraph" style:parent-style-name="Standard" style:list-style-name="L2">
      <style:paragraph-properties fo:text-align="justify" style:justify-single-word="false"/>
      <style:text-properties officeooo:paragraph-rsid="000ab431"/>
    </style:style>
    <style:style style:name="P22" style:family="paragraph" style:parent-style-name="Standard">
      <style:paragraph-properties fo:text-align="justify" style:justify-single-word="false"/>
      <style:text-properties officeooo:paragraph-rsid="00077f73"/>
    </style:style>
    <style:style style:name="T1" style:family="text">
      <style:text-properties officeooo:rsid="00077f73"/>
    </style:style>
    <style:style style:name="T2" style:family="text">
      <style:text-properties officeooo:rsid="000dbdf1"/>
    </style:style>
    <style:style style:name="T3" style:family="text">
      <style:text-properties officeooo:rsid="000dd29b"/>
    </style:style>
    <style:style style:name="T4" style:family="text">
      <style:text-properties officeooo:rsid="00094e8b"/>
    </style:style>
    <style:style style:name="T5" style:family="text">
      <style:text-properties officeooo:rsid="000ab431"/>
    </style:style>
    <style:style style:name="T6" style:family="text">
      <style:text-properties officeooo:rsid="000c19bf"/>
    </style:style>
    <style:style style:name="T7" style:family="text">
      <style:text-properties officeooo:rsid="000db807"/>
    </style:style>
    <style:style style:name="T8" style:family="text">
      <style:text-properties officeooo:rsid="000fc0c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Um einen</text:span> geordneten <text:span text:style-name="T1">Sudhausb</text:span>etrieb <text:span text:style-name="T1">zu gewährleisten</text:span> und <text:span text:style-name="T1">dauerhaft </text:span>eine positive Atmosphäre zu erhalten, müssen einige Regeln aufgestellt werden. Diese sind für <text:span text:style-name="T1">alle</text:span> Mitglieder und Gäste verbindlich. <text:span text:style-name="T1">Änderungen der Sudhausordnung müssen durch die Jahreshauptversammlung genehmigt werden.</text:span></text:p>
      <text:p text:style-name="P7"/>
      <text:p text:style-name="P4">ALLGEMEINES</text:p>
      <text:p text:style-name="P8"/>
      <text:p text:style-name="P4">§1</text:p>
      <text:p text:style-name="P8">Das <text:span text:style-name="T1">Sudhaus</text:span> dient der Unterstützung der Aktivitäten des Vereins. Es soll <text:span text:style-name="T1">das Brauen von Bier zu Vereinszwecken ermöglichen und </text:span>die Kommunikation <text:span text:style-name="T1">(z.B. monatlicher Stammtisch) </text:span>unter den Mitgliedern fördern. Das Betreten <text:span text:style-name="T1">und die Nutzung </text:span>des <text:span text:style-name="T1">Sudhauses</text:span> ist grundsätzlich allen Vereinsmitgliedern gestattet. Gäste sind herzlich willkommen. Die in der <text:span text:style-name="T1">Sudh</text:span>ausordnung aufgestellten Regeln sind zu befolgen. </text:p>
      <text:p text:style-name="P8"/>
      <text:p text:style-name="P4">§2</text:p>
      <text:p text:style-name="P8">Das <text:span text:style-name="T1">Sudhaus sowie jegliche Geräte und Anlagen</text:span> m<text:span text:style-name="T1">üssen</text:span> pfleglich und sachgemäß behandelt werden. Jeder ist verpflichtet, <text:span text:style-name="T1">nach besten Kräften</text:span> zur Aufrechterhaltung der Ordnung und Sauberkeit im <text:span text:style-name="T1">Sudhaus</text:span> und zur Erhaltung des Vereinseigentums beizutragen. D<text:span text:style-name="T1">as Sudhaus</text:span> sowie die Zugänge und <text:span text:style-name="T1">die Außenanlagen</text:span> sind sauber zu halten. Verschmutzungen sind unverzüglich <text:span text:style-name="T1">bzw. nach dem Brauen</text:span> zu beseitigen. Es gilt das Verursacherprinzip!</text:p>
      <text:p text:style-name="P8"/>
      <text:p text:style-name="P4">§3</text:p>
      <text:p text:style-name="P8">Das <text:span text:style-name="T1">Sudhaus</text:span> wird dem <text:span text:style-name="T1">Brauer</text:span> in einem ordentlichen, gereinigten Zustand überlassen. Der <text:span text:style-name="T1">verantwortliche Brauer </text:span>hat dafür Sorge zu tragen, dass sich das <text:span text:style-name="T1">Sudhaus</text:span> nach seiner Nutzung wieder in einem ordentlichen <text:span text:style-name="T1">und</text:span> sauberen Zustand (besenrein, <text:span text:style-name="T1">bzw. nach Brautagen gewischt</text:span>) befindet. Notwendige Nachreinigungen <text:span text:style-name="T1">aufgrund</text:span> extremer Verschmutzung werden in Rechnung gestellt. </text:p>
      <text:p text:style-name="P8"/>
      <text:p text:style-name="P4">§4</text:p>
      <text:p text:style-name="P9">Mit Inventar, Geräten <text:span text:style-name="T1">und Anlagen ist</text:span> pfleglich umzugehen. Beschädigungen je<text:span text:style-name="T1">glicher</text:span> Art sind dem Vorstand <text:span text:style-name="T1">und dem Sudhauskoordinator</text:span> <text:span text:style-name="T7">über Email </text:span><text:a xlink:type="simple" xlink:href="mailto:sudhaus@brauverein-schwabach.de" text:style-name="Internet_20_link" text:visited-style-name="Visited_20_Internet_20_Link"><text:span text:style-name="T1">sudhaus@brauverein-schwabach.de</text:span></text:a><text:span text:style-name="T7"> </text:span>umgehend mitzuteilen. Dies gilt <text:span text:style-name="T1">sowohl</text:span> für selbstverursachte <text:span text:style-name="T1">als</text:span> auch <text:span text:style-name="T1">für</text:span> festgestellte Schäden jeder Art. Der Benutzer haftet für <text:span text:style-name="T1">vorsätzliche und / oder fahrlässige</text:span> <text:span text:style-name="T1">Beschädigungen des Inventars</text:span> und der technischen Geräte. Geräte und Einrichtungen dürfen nur ihrer Bestimmung nach verwendet werden.</text:p>
      <text:p text:style-name="P8"/>
      <text:p text:style-name="P5">§<text:span text:style-name="T5">5</text:span></text:p>
      <text:p text:style-name="P13">Lebensmittel und andere mitgebrachte Gegenstände, mit Ausnahme von vereinseigenen Brauzutaten, dürfen nicht länger als 7 Tage im Sudhaus zwischengelagert werden und müssen in dieser Zeit zwingend mit einem Namen gekennzeichnet werden. Nicht gekennzeichnete Lebensmittel und Gegenstände werden entsorgt</text:p>
      <text:p text:style-name="P7"/>
      <text:p text:style-name="P4">§<text:span text:style-name="T5">6</text:span></text:p>
      <text:p text:style-name="P8">Gebrauchtes Geschirr und Gläser sind zu reinigen und wegzuräumen. Alle Tische sind zu säubern. Abfall und Müll sind vom Benutzer zu entsorgen.</text:p>
      <text:p text:style-name="P7"/>
      <text:p text:style-name="P4">§<text:span text:style-name="T5">7</text:span></text:p>
      <text:p text:style-name="P6">Das Rauchen im <text:span text:style-name="T1">Sudhaus</text:span> ist untersagt.</text:p>
      <text:p text:style-name="P4"><text:soft-page-break/>§<text:span text:style-name="T5">8</text:span></text:p>
      <text:p text:style-name="P8">Eine <text:span text:style-name="T5">private </text:span>Nutzung des <text:span text:style-name="T1">Sudhauses</text:span><text:span text:style-name="T5"> (z.B. für private Feiern)</text:span> außerhalb <text:span text:style-name="T1">von Vereinsaktivitäten und Brautagen</text:span> ist nicht gestattet.</text:p>
      <text:p text:style-name="P8"/>
      <text:p text:style-name="P4">§<text:span text:style-name="T5">9</text:span></text:p>
      <text:p text:style-name="P8"><text:span text:style-name="T1">Vereinseigene </text:span><text:span text:style-name="T5">Fässer</text:span><text:span text:style-name="T1"> </text:span><text:span text:style-name="T5">zum Ausschank dürfen</text:span><text:span text:style-name="T1"> nur durch Vereinsmitglieder ausgeliehen werden, </text:span><text:span text:style-name="T5">Schanktechnik nur bei vorhandener Erfahrung mit der Technik. Die Schanktechnik ist komplett gereinigt wieder zurückzugeben. Die Reinigung ist im Betriebsbuch zu dokumentieren und dafür zu unterschreiben</text:span><text:span text:style-name="T1">. Der Vorstand sowie der Sudhauskoordinator sind über eine Ausleihe von Geräten rechtzeitig zu informieren und müssen der Ausleihe zustimmen. Die </text:span><text:span text:style-name="T5">Ausleihe von Fässern und Schanktechnik ist auf max. 2 Wochen am Stück begrenzt.</text:span></text:p>
      <text:p text:style-name="P11"/>
      <text:p text:style-name="P12">BRAUTAGE</text:p>
      <text:p text:style-name="P7"/>
      <text:p text:style-name="P4">§<text:span text:style-name="T5">10</text:span></text:p>
      <text:p text:style-name="P10">Der Brautermin ist mit mindestens einer Woche Vorlauf mittels E-Mail an <text:a xlink:type="simple" xlink:href="mailto:sudhaus@brauverein-schwabach.de" text:style-name="Internet_20_link" text:visited-style-name="Visited_20_Internet_20_Link">sudhaus@brauverein-schwabach.de</text:a> anzumelden. Bei Terminüberschneidungen mit anderen geplanten Brautagen oder sonstigen Einschränkungen, z.B. mangelnde Gärkapazitäten, ist in Abstimmung mit dem Sudhauskoordinator ein Alternativtermin zu suchen.</text:p>
      <text:p text:style-name="P10">Folgende Daten sind bei der Sudanmeldung anzugeben:</text:p>
      <text:list text:style-name="L1">
        <text:list-item>
          <text:p text:style-name="P16">Name von min. 2 verantwortlichen Brauern, wovon mind. einer mit der Brauanlage vertraut sein muss</text:p>
        </text:list-item>
        <text:list-item>
          <text:p text:style-name="P18"><text:span text:style-name="T1">Was wird gebraut </text:span><text:span text:style-name="T4">(Bierstil)</text:span></text:p>
        </text:list-item>
        <text:list-item>
          <text:p text:style-name="P16">Wie viel wird gebraut (in Liter)</text:p>
        </text:list-item>
        <text:list-item>
          <text:p text:style-name="P16">Wie viel Liter sind für den Privatgebrauch und wie viel Liter stehen dem Verein zur Verfügung.</text:p>
        </text:list-item>
      </text:list>
      <text:p text:style-name="P8"/>
      <text:p text:style-name="P4">§1<text:span text:style-name="T5">1</text:span></text:p>
      <text:p text:style-name="P10">Die verantwortlichen Brauer sind für die Beschaffung der benötigten Zutaten für den Brautag selbst verantwortlich. Im Sudhaus vorhandene <text:span text:style-name="T6">Zutaten, z.B. </text:span>Basismalze und Hopfen, können genutzt werden. Der Sudhauskoordinator ist über den Umfang der Entnahme zu informieren. Eine Liste der im Sudhaus vorhandenen Zutaten wird durch den Sudhauskoordinator geführt und kann bei ihm erfragt werden. </text:p>
      <text:p text:style-name="P10"/>
      <text:p text:style-name="P4">§1<text:span text:style-name="T5">2</text:span></text:p>
      <text:p text:style-name="P8"><text:span text:style-name="T1">Einer der</text:span> <text:span text:style-name="T1">v</text:span>erantwortliche<text:span text:style-name="T1">n</text:span> <text:span text:style-name="T1">Brauer </text:span>hat das Gebäude als Letzter zu verlassen <text:span text:style-name="T1">oder ein anderes, noch anwesendes Vereinsmitglied als neuen Verantwortlichen zu benennen.</text:span> <text:span text:style-name="T1">Der Verantwortliche </text:span>hat dafür zu sorgen, dass </text:p>
      <text:list text:style-name="L2">
        <text:list-item>
          <text:p text:style-name="P19">d<text:span text:style-name="T1">as Sudhaus</text:span> <text:span text:style-name="T1">nach dem Brauen gewischt und aufgeräumt </text:span>hinterlassen <text:span text:style-name="T1">wird</text:span></text:p>
        </text:list-item>
        <text:list-item>
          <text:p text:style-name="P20">die elektrischen Geräte ausgeschaltet sind <text:span text:style-name="T1">(außer Kühlgeräte)</text:span></text:p>
        </text:list-item>
        <text:list-item>
          <text:p text:style-name="P17">das Wasser abgedreht ist</text:p>
        </text:list-item>
        <text:list-item>
          <text:p text:style-name="P21">alle Fenster verriegelt und die Rollläden heruntergelassen <text:span text:style-name="T1">sowie</text:span></text:p>
        </text:list-item>
        <text:list-item>
          <text:p text:style-name="P21">sämtliche Türen abgeschlossen sind.</text:p>
        </text:list-item>
      </text:list>
      <text:p text:style-name="P7"/>
      <text:p text:style-name="P4"/>
      <text:p text:style-name="P15">§1<text:span text:style-name="T5">3</text:span></text:p>
      <text:p text:style-name="P10">Die verantwortlichen Brauer sind dafür zuständig, dass der Sud zeitnah nach der Gärung in Fässer abgefüllt wird und die Fässer beschriftet werden. Nach der Nachgärung sind die verantwortlichen Brauer ebenfalls dafür zuständig, dass die Fässer zeitnah zur Reifung und Lagerung in den Kühlraum gestellt werd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text-properties fo:font-size="10pt" style:text-underline-style="none" fo:font-weight="normal" officeooo:rsid="00077f73" officeooo:paragraph-rsid="00077f73" style:font-size-asian="10pt" style:font-weight-asian="normal" style:font-size-complex="10pt" style:font-weight-complex="normal"/>
    </style:style>
    <style:style style:name="MP2" style:family="paragraph" style:parent-style-name="Standard">
      <style:paragraph-properties fo:text-align="center" style:justify-single-word="false"/>
      <style:text-properties fo:font-size="16pt" style:text-underline-style="solid" style:text-underline-width="auto" style:text-underline-color="font-color" fo:font-weight="bold" officeooo:paragraph-rsid="00077f73" style:font-size-asian="16pt" style:font-weight-asian="bold" style:font-size-complex="16pt" style:font-weight-complex="bold"/>
    </style:style>
    <style:style style:name="MP3" style:family="paragraph" style:parent-style-name="Standard">
      <style:paragraph-properties fo:margin-top="0.0398in" fo:margin-bottom="0.0398in" style:contextual-spacing="false" fo:line-height="150%" fo:text-align="center" style:justify-single-word="false"/>
      <style:text-properties fo:font-weight="bold" officeooo:paragraph-rsid="00077f73" style:font-weight-asian="bold" style:font-weight-complex="bold"/>
    </style:style>
    <style:style style:name="MT1" style:family="text">
      <style:text-properties officeooo:rsid="000fc0c0"/>
    </style:style>
    <style:style style:name="MT2" style:family="text">
      <style:text-properties officeooo:rsid="00077f73"/>
    </style:style>
    <style:style style:name="MT3" style:family="text">
      <style:text-properties officeooo:rsid="000dbdf1"/>
    </style:style>
    <style:page-layout style:name="Mpm1">
      <style:page-layout-properties fo:page-width="8.2681in" fo:page-height="11.6929in" style:num-format="1" style:print-orientation="portrait" fo:margin-top="0.5902in" fo:margin-bottom="0.5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3.0<text:span text:style-name="MT1">3</text:span>.2024</text:p>
        <text:p text:style-name="MP2"><text:span text:style-name="MT2">SUD</text:span>HAUSORDNUNG </text:p>
        <text:p text:style-name="MP3"><text:span text:style-name="MT2">Sudh</text:span>ausordnung für das <text:span text:style-name="MT2">Sudhaus</text:span> <text:span text:style-name="MT3">(49.33211286138241, 11.023717130039023) <text:line-break/></text:span>des <text:span text:style-name="MT2">Brauvereins Schwabach</text:span> e.V. </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0T19:54:32.599000000</meta:creation-date>
    <dc:date>2024-03-22T17:54:42.247000000</dc:date>
    <meta:editing-duration>P1DT6M1S</meta:editing-duration>
    <meta:editing-cycles>10</meta:editing-cycles>
    <meta:generator>LibreOffice/7.6.4.1$Windows_X86_64 LibreOffice_project/e19e193f88cd6c0525a17fb7a176ed8e6a3e2aa1</meta:generator>
    <meta:print-date>2024-03-22T17:50:04.759000000</meta:print-date>
    <meta:printed-by>PDF files</meta:printed-by>
    <meta:document-statistic meta:table-count="0" meta:image-count="0" meta:object-count="0" meta:page-count="3" meta:paragraph-count="42" meta:word-count="686" meta:character-count="5044" meta:non-whitespace-character-count="4402"/>
  </office:meta>
</office:document-meta>
</file>